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521in" fo:margin-left="0.0458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2319in"/>
    </style:style>
    <style:style style:name="Table1.C" style:family="table-column">
      <style:table-column-properties style:column-width="2.2326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5d93" officeooo:paragraph-rsid="00175d93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Table_20_Contents">
      <style:text-properties fo:font-weight="bold" officeooo:rsid="00175d93" officeooo:paragraph-rsid="00175d93"/>
    </style:style>
    <style:style style:name="P4" style:family="paragraph" style:parent-style-name="Table_20_Contents">
      <style:text-properties officeooo:rsid="00183aaa" officeooo:paragraph-rsid="00183aaa"/>
    </style:style>
    <style:style style:name="P5" style:family="paragraph" style:parent-style-name="Table_20_Contents">
      <style:text-properties officeooo:rsid="00192488" officeooo:paragraph-rsid="00192488"/>
    </style:style>
    <style:style style:name="P6" style:family="paragraph" style:parent-style-name="Table_20_Contents">
      <style:text-properties officeooo:rsid="00192488" officeooo:paragraph-rsid="001a7c1e"/>
    </style:style>
    <style:style style:name="P7" style:family="paragraph" style:parent-style-name="Table_20_Contents">
      <style:text-properties officeooo:rsid="001a7c1e" officeooo:paragraph-rsid="001a7c1e"/>
    </style:style>
    <style:style style:name="P8" style:family="paragraph" style:parent-style-name="Table_20_Contents">
      <style:text-properties fo:font-weight="normal" officeooo:rsid="00175d93" officeooo:paragraph-rsid="001a7c1e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officeooo:rsid="00175d93" officeooo:paragraph-rsid="00175d93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officeooo:rsid="00175d93" officeooo:paragraph-rsid="00175d93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175d93" officeooo:paragraph-rsid="00175d93"/>
    </style:style>
    <style:style style:name="P12" style:family="paragraph" style:parent-style-name="Standard">
      <style:text-properties style:text-underline-style="solid" style:text-underline-width="auto" style:text-underline-color="font-color" officeooo:rsid="001a7c1e" officeooo:paragraph-rsid="001a7c1e"/>
    </style:style>
    <style:style style:name="T1" style:family="text">
      <style:text-properties officeooo:rsid="00175d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83aaa"/>
    </style:style>
    <style:style style:name="T4" style:family="text">
      <style:text-properties officeooo:rsid="00192488"/>
    </style:style>
    <style:style style:name="T5" style:family="text">
      <style:text-properties officeooo:rsid="001a7c1e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1a7c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0">Les Etapes et L’avancemen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Javanaise V1</text:p>
          </table:table-cell>
          <table:table-cell table:style-name="Table1.A2" office:value-type="string">
            <text:p text:style-name="P9">Annotations</text:p>
          </table:table-cell>
          <table:table-cell table:style-name="Table1.C2" office:value-type="string">
            <text:p text:style-name="P9">Javanaise V2</text:p>
          </table:table-cell>
        </table:table-row>
        <table:table-row>
          <table:table-cell table:style-name="Table1.A2" office:value-type="string">
            <text:p text:style-name="P7">Read, Write, Traitements des etats de verrous ( NL, RC, WC, R, W, RWC)</text:p>
          </table:table-cell>
          <table:table-cell table:style-name="Table1.A2" office:value-type="string">
            <text:p text:style-name="P1"><text:span text:style-name="T2">Creation des interfaces</text:span> @AnnotationReader, @interface AnnotationWriter, IFoo (Declaration des methodes read et writer e implementation des Annotations)</text:p>
          </table:table-cell>
          <table:table-cell table:style-name="Table1.C2" office:value-type="string">
            <text:p text:style-name="P3">Extension: Des Pannes client</text:p>
            <text:p text:style-name="P8"><text:span text:style-name="T5">&gt;Le JvnServerRemote </text:span><text:bookmark text:name="result_box"/><text:span text:style-name="T6">enlevé </text:span><text:span text:style-name="T7">de la </text:span><text:bookmark text:name="result_box1"/><text:span text:style-name="T7">liste de serveurs du coordinateur</text:span>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"><text:span text:style-name="T6">Modifications</text:span></text:p>
            <text:p text:style-name="P1">Sentence (Implementation des Annotations <text:span text:style-name="T3">e interface IFoo)</text:span></text:p>
          </table:table-cell>
          <table:table-cell table:style-name="Table1.C2" office:value-type="string">
            <text:p text:style-name="P6"><text:span text:style-name="T7">&gt; Read et Write: JvnObjets Local du JvnServerRemote, sans modification du JvnServerRemote en Panne sur JvnObjet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Irc (Creation <text:s/>d’objet IFoo comme newInstance d’InvocationHandler)</text:p>
          </table:table-cell>
          <table:table-cell table:style-name="Table1.C2" office:value-type="string">
            <text:p text:style-name="P7">&gt;Connexion des differents JvnServerRemote et <text:s/><text:span text:style-name="T4">normal execution du Javanaise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JvnInvocationHandler (Reference au JvnServerImpl)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<text:span text:style-name="T1">Extension:</text:span> <text:span text:style-name="T1">Des P</text:span>annes du coordinateu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4">Verifier stock des donnees (<text:span text:style-name="T4">Fichiers: </text:span>Writer, Readers, JvnObjets et JvnServerRemote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><text:bookmark-start text:name="__DdeLink__2_1189414104"/>&gt; Read et Write: JvnObjets Local du JvnServerRemote<text:bookmark-end text:name="__DdeLink__2_1189414104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>&gt; Si le JvnServerRemote a besoin du coordinateur (demande du verrou sur JvnObjet) attend Reconect du Coordinateur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>&gt;Coordinateur Reconect (Charge les donnees en stock et <text:bookmark-start text:name="__DdeLink__4_1189414104"/>normal execution du Javanaise<text:bookmark-end text:name="__DdeLink__4_1189414104"/>)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5">&gt;Traitement different Panne et Terminate Coordinateur <text:span text:style-name="T5">(Efface Stock)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5:46:37.753775436</meta:creation-date>
    <dc:date>2018-11-05T06:45:19.852749841</dc:date>
    <meta:editing-duration>PT17M4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158" meta:character-count="1187" meta:non-whitespace-character-count="1046"/>
  </office:meta>
</office:document-meta>
</file>